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15cm" fo:min-width="5.1cm"/>
    </style:style>
    <style:style style:name="gr2" style:family="graphic" style:parent-style-name="standard">
      <style:graphic-properties draw:textarea-horizontal-align="justify" draw:textarea-vertical-align="middle" draw:auto-grow-height="false" fo:min-height="7.55cm" fo:min-width="6.8cm"/>
    </style:style>
    <style:style style:name="gr3" style:family="graphic" style:parent-style-name="standard">
      <style:graphic-properties draw:textarea-horizontal-align="justify" draw:textarea-vertical-align="middle" draw:auto-grow-height="false" fo:min-height="0.651cm" fo:min-width="3.3cm"/>
    </style:style>
    <style:style style:name="gr4" style:family="graphic" style:parent-style-name="standard">
      <style:graphic-properties draw:textarea-horizontal-align="justify" draw:textarea-vertical-align="middle" draw:auto-grow-height="false" fo:min-height="0.651cm" fo:min-width="2.2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2.076cm" fo:min-width="5.225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45cm" fo:min-width="18.5cm"/>
    </style:style>
    <style:style style:name="gr9" style:family="graphic" style:parent-style-name="standard">
      <style:graphic-properties draw:fill-color="#ff420e" draw:textarea-horizontal-align="justify" draw:textarea-vertical-align="middle" draw:auto-grow-height="false" fo:min-height="0.598cm" fo:min-width="0.676cm"/>
    </style:style>
    <style:style style:name="gr10" style:family="graphic" style:parent-style-name="standard">
      <style:graphic-properties draw:textarea-horizontal-align="justify" draw:textarea-vertical-align="middle" draw:auto-grow-height="false" fo:min-height="0.812cm" fo:min-width="0.632cm"/>
    </style:style>
    <style:style style:name="gr11" style:family="graphic" style:parent-style-name="standard">
      <style:graphic-properties draw:textarea-vertical-align="middle" draw:auto-grow-height="false" fo:min-height="1.65cm" fo:min-width="1.3cm"/>
    </style:style>
    <style:style style:name="gr12" style:family="graphic" style:parent-style-name="standard">
      <style:graphic-properties draw:fill-color="#ff420e" draw:textarea-horizontal-align="justify" draw:textarea-vertical-align="middle" draw:auto-grow-height="false" fo:min-height="0.6cm" fo:min-width="0.49cm"/>
    </style:style>
    <style:style style:name="gr13" style:family="graphic" style:parent-style-name="standard">
      <style:graphic-properties draw:fill-color="#7e0021" draw:textarea-horizontal-align="justify" draw:textarea-vertical-align="middle" draw:auto-grow-height="false" fo:min-height="0.55cm" fo:min-width="3.701cm"/>
    </style:style>
    <style:style style:name="gr14" style:family="graphic" style:parent-style-name="standard">
      <style:graphic-properties draw:textarea-horizontal-align="justify" draw:textarea-vertical-align="middle" draw:auto-grow-height="false" fo:min-height="2.951cm" fo:min-width="8.001cm" fo:wrap-option="no-wrap"/>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7e0021" draw:textarea-horizontal-align="justify" draw:textarea-vertical-align="middle" draw:auto-grow-height="false" fo:min-height="0.55cm" fo:min-width="1.776cm"/>
    </style:style>
    <style:style style:name="gr17" style:family="graphic" style:parent-style-name="standard">
      <style:graphic-properties draw:fill-color="#7e0021" draw:textarea-horizontal-align="justify" draw:textarea-vertical-align="middle" draw:auto-grow-height="false" fo:min-height="1.939cm" fo:min-width="0.2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420e"/>
      <style:paragraph-properties fo:text-align="center"/>
    </style:style>
    <style:style style:name="P4" style:family="paragraph">
      <loext:graphic-properties draw:fill-color="#7e0021"/>
      <style:paragraph-properties fo:text-align="center"/>
      <style:text-properties fo:color="#ffffff"/>
    </style:style>
    <style:style style:name="T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6cm" svg:height="6.4cm" svg:x="2.8cm" svg:y="4.7cm">
          <text:p text:style-name="P1">Raum 1</text:p>
          <draw:enhanced-geometry svg:viewBox="0 0 21600 21600" draw:type="rectangle" draw:enhanced-path="M 0 0 L 21600 0 21600 21600 0 21600 0 0 Z N"/>
        </draw:custom-shape>
        <draw:custom-shape draw:style-name="gr2" draw:text-style-name="P1" draw:layer="layout" svg:width="7.3cm" svg:height="7.8cm" svg:x="8.4cm" svg:y="4.6cm">
          <text:p text:style-name="P1">Raum 2</text:p>
          <draw:enhanced-geometry svg:viewBox="0 0 21600 21600" draw:type="rectangle" draw:enhanced-path="M 0 0 L 21600 0 21600 21600 0 21600 0 0 Z N"/>
        </draw:custom-shape>
        <draw:custom-shape draw:style-name="gr3" draw:text-style-name="P1" xml:id="id2" draw:id="id2" draw:layer="layout" svg:width="4.1cm" svg:height="1.2cm" svg:x="5.4cm" svg:y="20.1cm">
          <text:p text:style-name="P1">Raspberry</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3" draw:id="id3" draw:layer="layout" svg:width="3cm" svg:height="1.2cm" svg:x="8.7cm" svg:y="9.9cm">
          <text:p text:style-name="P1">phytec</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1" draw:id="id1" draw:layer="layout" svg:width="3cm" svg:height="1.2cm" svg:x="3cm" svg:y="9cm">
          <text:p text:style-name="P1">phytec</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2" draw:layer="layout" draw:type="line" svg:x1="4.35cm" svg:y1="10.2cm" svg:x2="7.6cm" svg:y2="20.1cm" draw:start-shape="id1" draw:start-glue-point="7" draw:end-shape="id2" draw:end-glue-point="4" svg:d="M4350 10200l3250 9900" svg:viewBox="0 0 3251 9901">
          <text:p/>
        </draw:connector>
        <draw:connector draw:style-name="gr5" draw:text-style-name="P2" draw:layer="layout" draw:type="line" svg:x1="10.05cm" svg:y1="11.1cm" svg:x2="9.5cm" svg:y2="20.7cm" draw:start-shape="id3" draw:start-glue-point="7" draw:end-shape="id2" svg:d="M10050 11100l-550 9600" svg:viewBox="0 0 551 9601">
          <text:p/>
        </draw:connector>
        <draw:custom-shape draw:style-name="gr6" draw:text-style-name="P1" xml:id="id4" draw:id="id4" draw:layer="layout" svg:width="6.5cm" svg:height="3.1cm" svg:x="10.5cm" svg:y="22.6cm">
          <text:p text:style-name="P1">Internet</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2" draw:layer="layout" draw:type="line" svg:x1="7.3cm" svg:y1="21.3cm" svg:x2="10.5cm" svg:y2="24.538cm" draw:start-shape="id2" draw:start-glue-point="7" draw:end-shape="id4" draw:end-glue-point="6" svg:d="M7300 21300l3200 3238" svg:viewBox="0 0 3201 3239">
          <text:p text:style-name="P1">TCP/ HTTP</text:p>
        </draw:connector>
        <draw:custom-shape draw:style-name="gr8" draw:text-style-name="P1" draw:layer="layout" svg:width="19cm" svg:height="1.7cm" svg:x="1cm" svg:y="2.9cm">
          <text:p/>
          <draw:enhanced-geometry svg:viewBox="0 0 21600 21600" draw:type="rectangle" draw:enhanced-path="M 0 0 L 21600 0 21600 21600 0 21600 0 0 Z N"/>
        </draw:custom-shape>
        <draw:custom-shape draw:style-name="gr9" draw:text-style-name="P3" draw:layer="layout" svg:width="2.9cm" svg:height="2.1cm" svg:x="13.1cm" svg:y="1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 draw:layer="layout" svg:width="1.6cm" svg:height="1.5cm" svg:x="9cm" svg:y="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 draw:layer="layout" svg:width="1.8cm" svg:height="1.9cm" svg:x="9.7cm" svg:y="3.4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9" draw:text-style-name="P3" draw:layer="layout" svg:width="2.9cm" svg:height="2.1cm" svg:x="17.2cm" svg:y="3.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3" draw:layer="layout" svg:width="1.4cm" svg:height="1.2cm" svg:x="15.7cm" svg:y="3.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4" draw:text-style-name="P1" xml:id="id5" draw:id="id5" draw:layer="layout" svg:width="3cm" svg:height="1.2cm" svg:x="1.25cm" svg:y="3.131cm">
          <text:p text:style-name="P1">phytec</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6" draw:id="id6" draw:layer="layout" svg:width="3cm" svg:height="1.2cm" svg:x="16.8cm" svg:y="2.4cm">
          <text:p text:style-name="P1">phytec</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2" draw:layer="layout" draw:type="line" svg:x1="1.25cm" svg:y1="3.881cm" svg:x2="5.4cm" svg:y2="20.85cm" draw:start-shape="id5" draw:start-glue-point="6" draw:end-shape="id2" draw:end-glue-point="6" svg:d="M1250 3881l4150 16969" svg:viewBox="0 0 4151 16970">
          <text:p text:style-name="P1">REST / CoAP</text:p>
        </draw:connector>
        <draw:connector draw:style-name="gr5" draw:text-style-name="P2" draw:layer="layout" draw:type="line" svg:x1="19.5cm" svg:y1="3.15cm" svg:x2="9.2cm" svg:y2="20.85cm" draw:start-shape="id6" draw:start-glue-point="8" draw:end-shape="id2" draw:end-glue-point="8" svg:d="M19500 3150l-10300 17700" svg:viewBox="0 0 10301 17701">
          <text:p/>
        </draw:connector>
        <draw:custom-shape draw:style-name="gr13" draw:text-style-name="P4" xml:id="id7" draw:id="id7" draw:layer="layout" svg:width="4.8cm" svg:height="1.6cm" svg:x="4.7cm" svg:y="2.7cm">
          <text:p text:style-name="P1"><text:span text:style-name="T1">LED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8.5cm" svg:height="3.2cm" svg:x="7.5cm" svg:y="13.8cm">
          <text:p text:style-name="P1">Entscheidet den Fluchtweg<text:line-break/>(Intelligenz des System)</text:p>
          <text:p text:style-name="P1"/>
          <text:p text:style-name="P1">Webserver</text:p>
          <draw:enhanced-geometry svg:viewBox="0 0 21600 21600" draw:glue-points="10800 0 0 10800 10800 21600 21600 10800 ?f40 ?f41" draw:text-areas="0 0 21600 21600" draw:type="rectangular-callout" draw:modifiers="1694.76532172686 43746.5791940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5" draw:text-style-name="P2" draw:layer="layout" svg:x1="2.9cm" svg:y1="3.131cm" svg:x2="7.1cm" svg:y2="2.7cm" draw:start-shape="id5" draw:start-glue-point="4" draw:end-shape="id7" svg:d="M2900 3131v-932h4200v501" svg:viewBox="0 0 4201 933">
          <text:p/>
        </draw:connector>
        <draw:custom-shape draw:style-name="gr16" draw:text-style-name="P4" xml:id="id8" draw:id="id8" draw:layer="layout" svg:width="2.6cm" svg:height="1.6cm" svg:x="11.5cm" svg:y="2.9cm">
          <text:p text:style-name="P1"><text:span text:style-name="T1">LED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5" draw:text-style-name="P2" draw:layer="layout" svg:x1="18.45cm" svg:y1="2.4cm" svg:x2="12.8cm" svg:y2="2.9cm" draw:start-shape="id6" draw:start-glue-point="4" draw:end-shape="id8" draw:end-glue-point="0" svg:d="M18450 2400v-501h-5650v1001" svg:viewBox="0 0 5651 1002">
          <text:p/>
        </draw:connector>
        <draw:custom-shape draw:style-name="gr17" draw:text-style-name="P4" xml:id="id10" draw:id="id10" draw:layer="layout" svg:width="1.5cm" svg:height="2.5cm" svg:x="11.3cm" svg:y="5.3cm">
          <text:p text:style-name="P1"><text:span text:style-name="T1">LE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xml:id="id9" draw:id="id9" draw:layer="layout" svg:width="1.5cm" svg:height="2.5cm" svg:x="5.1cm" svg:y="4.6cm">
          <text:p text:style-name="P1"><text:span text:style-name="T1">LE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5" draw:text-style-name="P2" draw:layer="layout" svg:x1="4.35cm" svg:y1="9.3cm" svg:x2="5.1cm" svg:y2="5.85cm" draw:start-shape="id1" draw:start-glue-point="5" draw:end-shape="id9" draw:end-glue-point="3" svg:d="M4350 9300v-3450h750" svg:viewBox="0 0 751 3451">
          <text:p/>
        </draw:connector>
        <draw:connector draw:style-name="gr15" draw:text-style-name="P2" draw:layer="layout" svg:x1="11.7cm" svg:y1="10.35cm" svg:x2="12.8cm" svg:y2="6.55cm" draw:start-shape="id3" draw:start-glue-point="9" draw:end-shape="id10" draw:end-glue-point="1" svg:d="M11700 10350h1653v-3800h-553" svg:viewBox="0 0 1654 3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09:10:08.791694140</meta:creation-date>
    <dc:date>2015-10-10T00:58:56.962309462</dc:date>
    <meta:editing-duration>PT8H49M24S</meta:editing-duration>
    <meta:editing-cycles>1</meta:editing-cycles>
    <meta:document-statistic meta:object-count="28"/>
    <meta:generator>LibreOffice/4.4.2.2$Linux_X86_64 LibreOffice_project/40m0$Build-2</meta:generator>
  </office:meta>
</office:document-meta>
</file>